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9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How did you first get involved with open-source hardware?</text:p>
          </table:table-cell>
          <table:covered-table-cell table:style-name="ce10" office:value-type="string">
            <text:p>How did you first get involved with open-source hardware?</text:p>
          </table:covered-table-cell>
          <table:covered-table-cell table:style-name="ce10" office:value-type="string">
            <text:p>How did you first get involved with open-source hardware?</text:p>
          </table:covered-table-cell>
          <table:covered-table-cell table:style-name="ce10" office:value-type="string">
            <text:p>How did you first get involved with open-source hardware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Percent</text:p>
          </table:table-cell>
          <table:table-cell table:style-name="ce16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y reading about it</text:p>
          </table:table-cell>
          <table:covered-table-cell table:style-name="ce12" office:value-type="string">
            <text:p>By reading about it</text:p>
          </table:covered-table-cell>
          <table:table-cell table:style-name="ce17" office:value-type="percentage" office:value="0.303">
            <text:p>30.3%</text:p>
          </table:table-cell>
          <table:table-cell table:style-name="ce19" office:value-type="float" office:value="291">
            <text:p>29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hrough use of open-source hardware products</text:p>
          </table:table-cell>
          <table:covered-table-cell table:style-name="ce12" office:value-type="string">
            <text:p>Through use of open-source hardware products</text:p>
          </table:covered-table-cell>
          <table:table-cell table:style-name="ce17" office:value-type="percentage" office:value="0.309">
            <text:p>30.9%</text:p>
          </table:table-cell>
          <table:table-cell table:style-name="ce19" office:value-type="float" office:value="297">
            <text:p>297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hrough involvement with open-source software</text:p>
          </table:table-cell>
          <table:covered-table-cell table:style-name="ce12" office:value-type="string">
            <text:p>Through involvement with open-source software</text:p>
          </table:covered-table-cell>
          <table:table-cell table:style-name="ce17" office:value-type="percentage" office:value="0.146">
            <text:p>14.6%</text:p>
          </table:table-cell>
          <table:table-cell table:style-name="ce19" office:value-type="float" office:value="140">
            <text:p>14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y looking up hardware designs</text:p>
          </table:table-cell>
          <table:covered-table-cell table:style-name="ce12" office:value-type="string">
            <text:p>By looking up hardware designs</text:p>
          </table:covered-table-cell>
          <table:table-cell table:style-name="ce17" office:value-type="percentage" office:value="0.104">
            <text:p>10.4%</text:p>
          </table:table-cell>
          <table:table-cell table:style-name="ce19" office:value-type="float" office:value="100">
            <text:p>10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hrough events, conferences, etc.</text:p>
          </table:table-cell>
          <table:covered-table-cell table:style-name="ce12" office:value-type="string">
            <text:p>Through events, conferences, etc.</text:p>
          </table:covered-table-cell>
          <table:table-cell table:style-name="ce17" office:value-type="percentage" office:value="0.031">
            <text:p>3.1%</text:p>
          </table:table-cell>
          <table:table-cell table:style-name="ce19" office:value-type="float" office:value="30">
            <text:p>30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10 'Question 1'.C4:'Question 1'.C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2" table:number-rows-spanned="1">
            <text:p>Through conversations with other people</text:p>
          </table:table-cell>
          <table:covered-table-cell table:style-name="ce12" office:value-type="string">
            <text:p>Through conversations with other people</text:p>
          </table:covered-table-cell>
          <table:table-cell table:style-name="ce17" office:value-type="percentage" office:value="0.098">
            <text:p>9.8%</text:p>
          </table:table-cell>
          <table:table-cell table:style-name="ce19" office:value-type="float" office:value="94">
            <text:p>9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I don't really know what open-source hardware is</text:p>
          </table:table-cell>
          <table:covered-table-cell table:style-name="ce12" office:value-type="string">
            <text:p>I don't really know what open-source hardware is</text:p>
          </table:covered-table-cell>
          <table:table-cell table:style-name="ce17" office:value-type="percentage" office:value="0.008">
            <text:p>0.8%</text:p>
          </table:table-cell>
          <table:table-cell table:style-name="ce19" office:value-type="float" office:value="8">
            <text:p>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8" office:value-type="float" office:value="51">
            <text:p>51</text:p>
          </table:covered-table-cell>
          <table:table-cell table:style-name="ce20" office:value-type="float" office:value="51">
            <text:p>51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960">
            <text:p>960</text:p>
          </table:covered-table-cell>
          <table:table-cell table:style-name="ce21" office:value-type="float" office:value="960">
            <text:p>960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47">
            <text:p>47</text:p>
          </table:covered-table-cell>
          <table:table-cell table:style-name="ce22" office:value-type="float" office:value="47">
            <text:p>47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4-01-09T22:57:00">
            <text:p>Jan 9, 2014 10:57 PM</text:p>
          </table:table-cell>
          <table:table-cell office:value-type="string">
            <text:p>in my undergrad.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12-09T09:28:00">
            <text:p>Dec 9, 2013 9:28 AM</text:p>
          </table:table-cell>
          <table:table-cell office:value-type="string">
            <text:p>I didn`t know about hardware. but i really want to know :), maybe able to build it to :)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11-13T01:17:00">
            <text:p>Nov 13, 2013 1:17 AM</text:p>
          </table:table-cell>
          <table:table-cell office:value-type="string">
            <text:p>friends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11-03T20:35:00">
            <text:p>Nov 3, 2013 8:35 PM</text:p>
          </table:table-cell>
          <table:table-cell office:value-type="string">
            <text:p>by making open-source hardware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10-30T17:08:00">
            <text:p>Oct 30, 2013 5:08 PM</text:p>
          </table:table-cell>
          <table:table-cell office:value-type="string">
            <text:p>Through my local hackerspace.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10-30T03:57:00">
            <text:p>Oct 30, 2013 3:57 AM</text:p>
          </table:table-cell>
          <table:table-cell office:value-type="string">
            <text:p>By ecountering the maker community online.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10-29T15:22:00">
            <text:p>Oct 29, 2013 3:22 PM</text:p>
          </table:table-cell>
          <table:table-cell office:value-type="string">
            <text:p>By working at SparkFun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10-29T02:32:00">
            <text:p>Oct 29, 2013 2:32 AM</text:p>
          </table:table-cell>
          <table:table-cell office:value-type="string">
            <text:p>Popular Electronics and Electronics Now magazines provided open-source hardware designs before it was called such.</text:p>
          </table:table-cell>
          <table:table-cell table:number-columns-repeated="1021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5" office:value-type="date" office:date-value="2013-10-28T22:24:00">
            <text:p>Oct 28, 2013 10:24 PM</text:p>
          </table:table-cell>
          <table:table-cell office:value-type="string">
            <text:p>School, ITP</text:p>
          </table:table-cell>
          <table:table-cell table:number-columns-repeated="1021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5" office:value-type="date" office:date-value="2013-10-28T21:56:00">
            <text:p>Oct 28, 2013 9:56 PM</text:p>
          </table:table-cell>
          <table:table-cell office:value-type="string">
            <text:p>Working with an open source hardware vendor (Bug Labs)</text:p>
          </table:table-cell>
          <table:table-cell table:number-columns-repeated="1021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5" office:value-type="date" office:date-value="2013-10-28T21:51:00">
            <text:p>Oct 28, 2013 9:51 PM</text:p>
          </table:table-cell>
          <table:table-cell office:value-type="string">
            <text:p>Through my company</text:p>
          </table:table-cell>
          <table:table-cell table:number-columns-repeated="1021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5" office:value-type="date" office:date-value="2013-10-28T21:31:00">
            <text:p>Oct 28, 2013 9:31 PM</text:p>
          </table:table-cell>
          <table:table-cell office:value-type="string">
            <text:p>Been doing it for almost 20 years. Was giving my source designs away as part of the project.</text:p>
          </table:table-cell>
          <table:table-cell table:number-columns-repeated="1021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15" office:value-type="date" office:date-value="2013-10-28T21:29:00">
            <text:p>Oct 28, 2013 9:29 PM</text:p>
          </table:table-cell>
          <table:table-cell office:value-type="string">
            <text:p>I met Addie through Facebook.</text:p>
          </table:table-cell>
          <table:table-cell table:number-columns-repeated="1021"/>
        </table:table-row>
        <table:table-row table:style-name="ro5">
          <table:table-cell table:style-name="ce8" office:value-type="float" office:value="14">
            <text:p>14</text:p>
          </table:table-cell>
          <table:table-cell table:style-name="ce15" office:value-type="date" office:date-value="2013-10-28T21:11:00">
            <text:p>Oct 28, 2013 9:11 PM</text:p>
          </table:table-cell>
          <table:table-cell office:value-type="string">
            <text:p>Maker Faire NY - I travelled from far away and it seemed like a prudent thing to attend the pre-faire events.</text:p>
          </table:table-cell>
          <table:table-cell table:number-columns-repeated="1021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15" office:value-type="date" office:date-value="2013-10-28T21:10:00">
            <text:p>Oct 28, 2013 9:10 PM</text:p>
          </table:table-cell>
          <table:table-cell office:value-type="string">
            <text:p>I was invited to share my work at OHS 2012</text:p>
          </table:table-cell>
          <table:table-cell table:number-columns-repeated="1021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15" office:value-type="date" office:date-value="2013-10-28T21:09:00">
            <text:p>Oct 28, 2013 9:09 PM</text:p>
          </table:table-cell>
          <table:table-cell office:value-type="string">
            <text:p>I wanted something that I could not afford to buy.</text:p>
          </table:table-cell>
          <table:table-cell table:number-columns-repeated="1021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15" office:value-type="date" office:date-value="2013-10-28T21:07:00">
            <text:p>Oct 28, 2013 9:07 PM</text:p>
          </table:table-cell>
          <table:table-cell office:value-type="string">
            <text:p>facebook</text:p>
          </table:table-cell>
          <table:table-cell table:number-columns-repeated="1021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15" office:value-type="date" office:date-value="2013-10-28T21:06:00">
            <text:p>Oct 28, 2013 9:06 PM</text:p>
          </table:table-cell>
          <table:table-cell office:value-type="string">
            <text:p>Searching for an open hardware event</text:p>
          </table:table-cell>
          <table:table-cell table:number-columns-repeated="1021"/>
        </table:table-row>
        <table:table-row table:style-name="ro5">
          <table:table-cell table:style-name="ce8" office:value-type="float" office:value="19">
            <text:p>19</text:p>
          </table:table-cell>
          <table:table-cell table:style-name="ce15" office:value-type="date" office:date-value="2013-10-01T20:32:00">
            <text:p>Oct 1, 2013 8:32 PM</text:p>
          </table:table-cell>
          <table:table-cell office:value-type="string">
            <text:p>From porter and Chester institute</text:p>
          </table:table-cell>
          <table:table-cell table:number-columns-repeated="1021"/>
        </table:table-row>
        <table:table-row table:style-name="ro5">
          <table:table-cell table:style-name="ce8" office:value-type="float" office:value="20">
            <text:p>20</text:p>
          </table:table-cell>
          <table:table-cell table:style-name="ce15" office:value-type="date" office:date-value="2013-08-22T14:34:00">
            <text:p>Aug 22, 2013 2:34 PM</text:p>
          </table:table-cell>
          <table:table-cell office:value-type="string">
            <text:p>Arduino and Raspberry Pi looking for Interfaces and sensor circuit descriptions</text:p>
          </table:table-cell>
          <table:table-cell table:number-columns-repeated="1021"/>
        </table:table-row>
        <table:table-row table:style-name="ro5">
          <table:table-cell table:style-name="ce8" office:value-type="float" office:value="21">
            <text:p>21</text:p>
          </table:table-cell>
          <table:table-cell table:style-name="ce15" office:value-type="date" office:date-value="2013-08-16T19:01:00">
            <text:p>Aug 16, 2013 7:01 PM</text:p>
          </table:table-cell>
          <table:table-cell office:value-type="string">
            <text:p>I started back in the days before we thought about putting licenses on designs we were giving away.</text:p>
          </table:table-cell>
          <table:table-cell table:number-columns-repeated="1021"/>
        </table:table-row>
        <table:table-row table:style-name="ro5">
          <table:table-cell table:style-name="ce8" office:value-type="float" office:value="22">
            <text:p>22</text:p>
          </table:table-cell>
          <table:table-cell table:style-name="ce15" office:value-type="date" office:date-value="2013-08-10T07:35:00">
            <text:p>Aug 10, 2013 7:35 AM</text:p>
          </table:table-cell>
          <table:table-cell office:value-type="string">
            <text:p>By coming up with new ideas and not being stingey</text:p>
          </table:table-cell>
          <table:table-cell table:number-columns-repeated="1021"/>
        </table:table-row>
        <table:table-row table:style-name="ro5">
          <table:table-cell table:style-name="ce8" office:value-type="float" office:value="23">
            <text:p>23</text:p>
          </table:table-cell>
          <table:table-cell table:style-name="ce15" office:value-type="date" office:date-value="2013-08-09T07:33:00">
            <text:p>Aug 9, 2013 7:33 AM</text:p>
          </table:table-cell>
          <table:table-cell office:value-type="string">
            <text:p>I think I heard about Arduino and then soon after Open Source Ecology!</text:p>
          </table:table-cell>
          <table:table-cell table:number-columns-repeated="1021"/>
        </table:table-row>
        <table:table-row table:style-name="ro5">
          <table:table-cell table:style-name="ce8" office:value-type="float" office:value="24">
            <text:p>24</text:p>
          </table:table-cell>
          <table:table-cell table:style-name="ce15" office:value-type="date" office:date-value="2013-08-02T05:18:00">
            <text:p>Aug 2, 2013 5:18 AM</text:p>
          </table:table-cell>
          <table:table-cell office:value-type="string">
            <text:p>Through communities in which it was common (ham radio, hobby robotics)</text:p>
          </table:table-cell>
          <table:table-cell table:number-columns-repeated="1021"/>
        </table:table-row>
        <table:table-row table:style-name="ro5">
          <table:table-cell table:style-name="ce8" office:value-type="float" office:value="25">
            <text:p>25</text:p>
          </table:table-cell>
          <table:table-cell table:style-name="ce15" office:value-type="date" office:date-value="2013-08-01T20:04:00">
            <text:p>Aug 1, 2013 8:04 PM</text:p>
          </table:table-cell>
          <table:table-cell office:value-type="string">
            <text:p>Saw an Arduino at RadioShack and was hooked from that point on.</text:p>
          </table:table-cell>
          <table:table-cell table:number-columns-repeated="1021"/>
        </table:table-row>
        <table:table-row table:style-name="ro5">
          <table:table-cell table:style-name="ce8" office:value-type="float" office:value="26">
            <text:p>26</text:p>
          </table:table-cell>
          <table:table-cell table:style-name="ce15" office:value-type="date" office:date-value="2013-08-01T06:43:00">
            <text:p>Aug 1, 2013 6:43 AM</text:p>
          </table:table-cell>
          <table:table-cell office:value-type="string">
            <text:p>I don't know, that must be a really long time ago</text:p>
          </table:table-cell>
          <table:table-cell table:number-columns-repeated="1021"/>
        </table:table-row>
        <table:table-row table:style-name="ro5">
          <table:table-cell table:style-name="ce8" office:value-type="float" office:value="27">
            <text:p>27</text:p>
          </table:table-cell>
          <table:table-cell table:style-name="ce15" office:value-type="date" office:date-value="2013-08-01T03:12:00">
            <text:p>Aug 1, 2013 3:12 AM</text:p>
          </table:table-cell>
          <table:table-cell office:value-type="string">
            <text:p>By releasing my designs as open hardware</text:p>
          </table:table-cell>
          <table:table-cell table:number-columns-repeated="1021"/>
        </table:table-row>
        <table:table-row table:style-name="ro5">
          <table:table-cell table:style-name="ce8" office:value-type="float" office:value="28">
            <text:p>28</text:p>
          </table:table-cell>
          <table:table-cell table:style-name="ce15" office:value-type="date" office:date-value="2013-08-01T01:16:00">
            <text:p>Aug 1, 2013 1:16 AM</text:p>
          </table:table-cell>
          <table:table-cell office:value-type="string">
            <text:p>To accomplish a personal project</text:p>
          </table:table-cell>
          <table:table-cell table:number-columns-repeated="1021"/>
        </table:table-row>
        <table:table-row table:style-name="ro5">
          <table:table-cell table:style-name="ce8" office:value-type="float" office:value="29">
            <text:p>29</text:p>
          </table:table-cell>
          <table:table-cell table:style-name="ce15" office:value-type="date" office:date-value="2013-07-31T22:45:00">
            <text:p>Jul 31, 2013 10:45 PM</text:p>
          </table:table-cell>
          <table:table-cell office:value-type="string">
            <text:p>taking shit appart</text:p>
          </table:table-cell>
          <table:table-cell table:number-columns-repeated="1021"/>
        </table:table-row>
        <table:table-row table:style-name="ro5">
          <table:table-cell table:style-name="ce8" office:value-type="float" office:value="30">
            <text:p>30</text:p>
          </table:table-cell>
          <table:table-cell table:style-name="ce15" office:value-type="date" office:date-value="2013-07-31T21:37:00">
            <text:p>Jul 31, 2013 9:37 PM</text:p>
          </table:table-cell>
          <table:table-cell office:value-type="string">
            <text:p>a Christmas gift from my brother!</text:p>
          </table:table-cell>
          <table:table-cell table:number-columns-repeated="1021"/>
        </table:table-row>
        <table:table-row table:style-name="ro5">
          <table:table-cell table:style-name="ce8" office:value-type="float" office:value="31">
            <text:p>31</text:p>
          </table:table-cell>
          <table:table-cell table:style-name="ce15" office:value-type="date" office:date-value="2013-07-31T20:58:00">
            <text:p>Jul 31, 2013 8:58 PM</text:p>
          </table:table-cell>
          <table:table-cell office:value-type="string">
            <text:p>Employment.</text:p>
          </table:table-cell>
          <table:table-cell table:number-columns-repeated="1021"/>
        </table:table-row>
        <table:table-row table:style-name="ro5">
          <table:table-cell table:style-name="ce8" office:value-type="float" office:value="32">
            <text:p>32</text:p>
          </table:table-cell>
          <table:table-cell table:style-name="ce15" office:value-type="date" office:date-value="2013-07-31T17:10:00">
            <text:p>Jul 31, 2013 5:10 PM</text:p>
          </table:table-cell>
          <table:table-cell office:value-type="string">
            <text:p>By doing it.</text:p>
          </table:table-cell>
          <table:table-cell table:number-columns-repeated="1021"/>
        </table:table-row>
        <table:table-row table:style-name="ro5">
          <table:table-cell table:style-name="ce8" office:value-type="float" office:value="33">
            <text:p>33</text:p>
          </table:table-cell>
          <table:table-cell table:style-name="ce15" office:value-type="date" office:date-value="2013-07-30T17:44:00">
            <text:p>Jul 30, 2013 5:44 PM</text:p>
          </table:table-cell>
          <table:table-cell office:value-type="string">
            <text:p>Being asked for legal advice</text:p>
          </table:table-cell>
          <table:table-cell table:number-columns-repeated="1021"/>
        </table:table-row>
        <table:table-row table:style-name="ro5">
          <table:table-cell table:style-name="ce8" office:value-type="float" office:value="34">
            <text:p>34</text:p>
          </table:table-cell>
          <table:table-cell table:style-name="ce15" office:value-type="date" office:date-value="2013-07-30T10:24:00">
            <text:p>Jul 30, 2013 10:24 AM</text:p>
          </table:table-cell>
          <table:table-cell office:value-type="string">
            <text:p>I wanted to solve a problem and needed a control unit for this</text:p>
          </table:table-cell>
          <table:table-cell table:number-columns-repeated="1021"/>
        </table:table-row>
        <table:table-row table:style-name="ro5">
          <table:table-cell table:style-name="ce8" office:value-type="float" office:value="35">
            <text:p>35</text:p>
          </table:table-cell>
          <table:table-cell table:style-name="ce15" office:value-type="date" office:date-value="2013-07-30T04:36:00">
            <text:p>Jul 30, 2013 4:36 AM</text:p>
          </table:table-cell>
          <table:table-cell office:value-type="string">
            <text:p>Maker Faire</text:p>
          </table:table-cell>
          <table:table-cell table:number-columns-repeated="1021"/>
        </table:table-row>
        <table:table-row table:style-name="ro5">
          <table:table-cell table:style-name="ce8" office:value-type="float" office:value="36">
            <text:p>36</text:p>
          </table:table-cell>
          <table:table-cell table:style-name="ce15" office:value-type="date" office:date-value="2013-07-30T01:49:00">
            <text:p>Jul 30, 2013 1:49 AM</text:p>
          </table:table-cell>
          <table:table-cell office:value-type="string">
            <text:p>Advanced amateur radio operator expanding knowledge.</text:p>
          </table:table-cell>
          <table:table-cell table:number-columns-repeated="1021"/>
        </table:table-row>
        <table:table-row table:style-name="ro5">
          <table:table-cell table:style-name="ce8" office:value-type="float" office:value="37">
            <text:p>37</text:p>
          </table:table-cell>
          <table:table-cell table:style-name="ce15" office:value-type="date" office:date-value="2013-07-29T21:40:00">
            <text:p>Jul 29, 2013 9:40 PM</text:p>
          </table:table-cell>
          <table:table-cell office:value-type="string">
            <text:p>Through a company I work for.</text:p>
          </table:table-cell>
          <table:table-cell table:number-columns-repeated="1021"/>
        </table:table-row>
        <table:table-row table:style-name="ro5">
          <table:table-cell table:style-name="ce8" office:value-type="float" office:value="38">
            <text:p>38</text:p>
          </table:table-cell>
          <table:table-cell table:style-name="ce15" office:value-type="date" office:date-value="2013-07-29T13:27:00">
            <text:p>Jul 29, 2013 1:27 PM</text:p>
          </table:table-cell>
          <table:table-cell office:value-type="string">
            <text:p>Crowdfunding Openn Source Hardware</text:p>
          </table:table-cell>
          <table:table-cell table:number-columns-repeated="1021"/>
        </table:table-row>
        <table:table-row table:style-name="ro5">
          <table:table-cell table:style-name="ce8" office:value-type="float" office:value="39">
            <text:p>39</text:p>
          </table:table-cell>
          <table:table-cell table:style-name="ce15" office:value-type="date" office:date-value="2013-07-27T21:36:00">
            <text:p>Jul 27, 2013 9:36 PM</text:p>
          </table:table-cell>
          <table:table-cell office:value-type="string">
            <text:p>stumbled across open source ecology on the web</text:p>
          </table:table-cell>
          <table:table-cell table:number-columns-repeated="1021"/>
        </table:table-row>
        <table:table-row table:style-name="ro5">
          <table:table-cell table:style-name="ce8" office:value-type="float" office:value="40">
            <text:p>40</text:p>
          </table:table-cell>
          <table:table-cell table:style-name="ce15" office:value-type="date" office:date-value="2013-07-27T01:55:00">
            <text:p>Jul 27, 2013 1:55 AM</text:p>
          </table:table-cell>
          <table:table-cell office:value-type="string">
            <text:p>via a TED presentation by Marcin Jakubowski on open source ecology</text:p>
          </table:table-cell>
          <table:table-cell table:number-columns-repeated="1021"/>
        </table:table-row>
        <table:table-row table:style-name="ro5">
          <table:table-cell table:style-name="ce8" office:value-type="float" office:value="41">
            <text:p>41</text:p>
          </table:table-cell>
          <table:table-cell table:style-name="ce15" office:value-type="date" office:date-value="2013-07-25T16:39:00">
            <text:p>Jul 25, 2013 4:39 PM</text:p>
          </table:table-cell>
          <table:table-cell office:value-type="string">
            <text:p>It wasn't named Open Source Hardware then, but we did the same in the good old mailbox times...</text:p>
          </table:table-cell>
          <table:table-cell table:number-columns-repeated="1021"/>
        </table:table-row>
        <table:table-row table:style-name="ro5">
          <table:table-cell table:style-name="ce8" office:value-type="float" office:value="42">
            <text:p>42</text:p>
          </table:table-cell>
          <table:table-cell table:style-name="ce15" office:value-type="date" office:date-value="2013-07-25T14:19:00">
            <text:p>Jul 25, 2013 2:19 PM</text:p>
          </table:table-cell>
          <table:table-cell office:value-type="string">
            <text:p>Arduino Mainly</text:p>
          </table:table-cell>
          <table:table-cell table:number-columns-repeated="1021"/>
        </table:table-row>
        <table:table-row table:style-name="ro5">
          <table:table-cell table:style-name="ce8" office:value-type="float" office:value="43">
            <text:p>43</text:p>
          </table:table-cell>
          <table:table-cell table:style-name="ce15" office:value-type="date" office:date-value="2013-07-25T05:24:00">
            <text:p>Jul 25, 2013 5:24 AM</text:p>
          </table:table-cell>
          <table:table-cell office:value-type="string">
            <text:p>i wanted to build wrist based computer and somehow fell in.</text:p>
          </table:table-cell>
          <table:table-cell table:number-columns-repeated="1021"/>
        </table:table-row>
        <table:table-row table:style-name="ro5">
          <table:table-cell table:style-name="ce8" office:value-type="float" office:value="44">
            <text:p>44</text:p>
          </table:table-cell>
          <table:table-cell table:style-name="ce15" office:value-type="date" office:date-value="2013-07-25T05:02:00">
            <text:p>Jul 25, 2013 5:02 AM</text:p>
          </table:table-cell>
          <table:table-cell office:value-type="string">
            <text:p>Published source for hardware before there was a term for it. <text:s/>Heard about the first open-hardware summit through business relations.</text:p>
          </table:table-cell>
          <table:table-cell table:number-columns-repeated="1021"/>
        </table:table-row>
        <table:table-row table:style-name="ro5">
          <table:table-cell table:style-name="ce8" office:value-type="float" office:value="45">
            <text:p>45</text:p>
          </table:table-cell>
          <table:table-cell table:style-name="ce15" office:value-type="date" office:date-value="2013-07-25T00:21:00">
            <text:p>Jul 25, 2013 12:21 AM</text:p>
          </table:table-cell>
          <table:table-cell office:value-type="string">
            <text:p>wanted to share my designs</text:p>
          </table:table-cell>
          <table:table-cell table:number-columns-repeated="1021"/>
        </table:table-row>
        <table:table-row table:style-name="ro5">
          <table:table-cell table:style-name="ce8" office:value-type="float" office:value="46">
            <text:p>46</text:p>
          </table:table-cell>
          <table:table-cell table:style-name="ce15" office:value-type="date" office:date-value="2013-07-24T23:17:00">
            <text:p>Jul 24, 2013 11:17 PM</text:p>
          </table:table-cell>
          <table:table-cell office:value-type="string">
            <text:p>Classes at ITP</text:p>
          </table:table-cell>
          <table:table-cell table:number-columns-repeated="1021"/>
        </table:table-row>
        <table:table-row table:style-name="ro5">
          <table:table-cell table:style-name="ce8" office:value-type="float" office:value="47">
            <text:p>47</text:p>
          </table:table-cell>
          <table:table-cell table:style-name="ce15" office:value-type="date" office:date-value="2013-07-24T22:33:00">
            <text:p>Jul 24, 2013 10:33 PM</text:p>
          </table:table-cell>
          <table:table-cell office:value-type="string">
            <text:p>Designing my own PCBs to teach embedded programming using FOSS</text:p>
          </table:table-cell>
          <table:table-cell table:number-columns-repeated="1021"/>
        </table:table-row>
        <table:table-row table:style-name="ro5">
          <table:table-cell table:style-name="ce8" office:value-type="float" office:value="48">
            <text:p>48</text:p>
          </table:table-cell>
          <table:table-cell table:style-name="ce15" office:value-type="date" office:date-value="2013-07-24T22:05:00">
            <text:p>Jul 24, 2013 10:05 PM</text:p>
          </table:table-cell>
          <table:table-cell office:value-type="string">
            <text:p>I was looking at a camera rail and it mentioned powered by arduino so I followed that topic</text:p>
          </table:table-cell>
          <table:table-cell table:number-columns-repeated="1021"/>
        </table:table-row>
        <table:table-row table:style-name="ro5">
          <table:table-cell table:style-name="ce8" office:value-type="float" office:value="49">
            <text:p>49</text:p>
          </table:table-cell>
          <table:table-cell table:style-name="ce15" office:value-type="date" office:date-value="2013-07-24T21:12:00">
            <text:p>Jul 24, 2013 9:12 PM</text:p>
          </table:table-cell>
          <table:table-cell office:value-type="string">
            <text:p>Taught about it at work for prototyping purposes.</text:p>
          </table:table-cell>
          <table:table-cell table:number-columns-repeated="1021"/>
        </table:table-row>
        <table:table-row table:style-name="ro5">
          <table:table-cell table:style-name="ce8" office:value-type="float" office:value="50">
            <text:p>50</text:p>
          </table:table-cell>
          <table:table-cell table:style-name="ce15" office:value-type="date" office:date-value="2013-07-24T18:49:00">
            <text:p>Jul 24, 2013 6:49 PM</text:p>
          </table:table-cell>
          <table:table-cell office:value-type="string">
            <text:p>Diaspora</text:p>
          </table:table-cell>
          <table:table-cell table:number-columns-repeated="1021"/>
        </table:table-row>
        <table:table-row table:style-name="ro5">
          <table:table-cell table:style-name="ce8" office:value-type="float" office:value="51">
            <text:p>51</text:p>
          </table:table-cell>
          <table:table-cell table:style-name="ce15" office:value-type="date" office:date-value="2013-07-24T13:09:00">
            <text:p>Jul 24, 2013 1:09 PM</text:p>
          </table:table-cell>
          <table:table-cell office:value-type="string">
            <text:p>through use of open-source hardware products &amp; open-source software</text:p>
          </table:table-cell>
          <table:table-cell table:number-columns-repeated="1021"/>
        </table:table-row>
        <table:table-row table:style-name="ro5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8:3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8:36:15</dc:date>
    <dc:creator>Catarina Mota</dc:creator>
    <meta:editing-duration>PT00H00M15S</meta:editing-duration>
    <meta:editing-cycles>1</meta:editing-cycles>
    <meta:document-statistic meta:table-count="1" meta:cell-count="2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ff8080"/>
    </style:style>
    <style:style style:name="ch14" style:family="chart">
      <style:chart-properties chart:solid-type="cuboid"/>
      <style:graphic-properties draw:fill-color="#0066cc"/>
    </style:style>
    <style:style style:name="ch15" style:family="chart">
      <style:graphic-properties draw:stroke="none" svg:stroke-width="0cm" svg:stroke-color="#000000" svg:stroke-opacity="100%" draw:fill="solid" draw:fill-color="#eeeeee" draw:opacity="100%"/>
    </style:style>
    <style:style style:name="ch16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3.468cm" svg:y="0.18cm" chart:style-name="ch2">
          <text:p>How did you first get involved with open-source hardware?</text:p>
        </chart:title>
        <chart:legend chart:legend-position="end" svg:x="8.263cm" svg:y="2.237cm" chart:style-name="ch3"/>
        <chart:plot-area chart:style-name="ch4" table:cell-range-address="'Question 1'.A4:'Question 1'.A10 'Question 1'.C4:'Question 1'.C10" chart:data-source-has-labels="column" svg:x="0.321cm" svg:y="0.756cm" svg:width="7.622cm" svg:height="7.849cm">
          <chart:axis chart:dimension="x" chart:name="primary-x" chart:style-name="ch5">
            <chart:categories table:cell-range-address="'Question 1'.A4:'Question 1'.A10"/>
          </chart:axis>
          <chart:axis chart:dimension="y" chart:name="primary-y" chart:style-name="ch6"/>
          <chart:series chart:style-name="ch7" chart:values-cell-range-address="'Question 1'.C4:'Question 1'.C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0">By reading about it</text:p>
              </table:table-cell>
              <table:table-cell office:value-type="float" office:value="0.303">
                <text:p text:id="'Question 1'.C4:'Question 1'.C10">0.303</text:p>
              </table:table-cell>
            </table:table-row>
            <table:table-row>
              <table:table-cell office:value-type="string">
                <text:p>Through use of open-source hardware products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Through involvement with open-source software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By looking up hardware designs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Through events, conferences, etc.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Through conversations with other people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I don't really know what open-source hardware is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